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LoggingFilterTests.payload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LoggingFilterTests.apply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LoggingFilterTests.payload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LoggingFilterTests.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RequestLoggingFilter.afterRequest( HttpServletRequest reques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LoggingFilter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LoggingFilterTests.all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questLoggingFilterTests.custom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RequestLoggingFilter.beforeRequest( HttpServletRequest reques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LoggingFilterTests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LoggingFilterTests.queryStringIn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LoggingFilt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LoggingFilterTests.defaul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LoggingFilterTests.noQueryString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LoggingFilterTests.custom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LoggingFilterTests.defaul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LoggingFilterTests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LoggingFilterTests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LoggingFilterTests.payloadMa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